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Arial" svg:font-family="Arial"/>
  </office:font-face-decls>
  <office:automatic-styles>
    <style:style style:name="Section1" style:family="section">
      <style:section-properties>
        <style:columns fo:column-count="1"/>
      </style:section-properties>
    </style:style>
    <style:style style:name="144679" style:family="table">
      <style:table-properties style:rel-width="100" table:align="cen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able:table table:name="144679" table:style="144679">
          <table:table-column table:number-columns-repeated="4"/>
          <table:table-row>
            <table:table-cell office:value-type="string">
              <text:p><text:span> I.INFORMACIÓN GENERAL DEL SOLICITANTE</text:span></text:p>
            </table:table-cell>
          </table:table-row>
          <table:table-row>
            <table:table-cell office:value-type="string">
              <text:p><text:span>NOMBRES Y APELLIDOS DEL USUARIO AUTORIZADO/CONCESIONADO, REPRESENTANTE LEGAL O SOLICITANTES AUTORIZADO: </text:span></text:p>
            </table:table-cell>
            <table:table-cell office:value-type="string">
              <text:p><text:span>pepito grillo perez 4</text:span></text:p>
            </table:table-cell>
          </table:table-row>
          <table:table-row>
            <table:table-cell office:value-type="string">
              <text:p><text:span>Numero de Celular: </text:span></text:p>
            </table:table-cell>
            <table:table-cell office:value-type="string">
              <text:p><text:span>6253213</text:span></text:p>
            </table:table-cell>
            <table:table-cell office:value-type="string">
              <text:p><text:span>Numero Convencional:</text:span></text:p>
            </table:table-cell>
            <table:table-cell office:value-type="string">
              <text:p><text:span>623691</text:span></text:p>
            </table:table-cell>
          </table:table-row>
          <table:table-row>
            <table:table-cell office:value-type="string">
              <text:p><text:span>Tipo de Documento:</text:span></text:p>
            </table:table-cell>
            <table:table-cell office:value-type="string">
              <text:p><text:span>Cédula</text:span></text:p>
            </table:table-cell>
            <table:table-cell office:value-type="string">
              <text:p><text:span>Cédula y/o RUC:</text:span></text:p>
            </table:table-cell>
            <table:table-cell office:value-type="string">
              <text:p><text:span>1095623157</text:span></text:p>
            </table:table-cell>
          </table:table-row>
          <table:table-row>
            <table:table-cell office:value-type="string">
              <text:p><text:span>Direccion:</text:span></text:p>
            </table:table-cell>
            <table:table-cell office:value-type="string">
              <text:p><text:span>Ninguna 45</text:span></text:p>
            </table:table-cell>
          </table:table-row>
          <table:table-row>
            <table:table-cell office:value-type="string">
              <text:p><text:span>Descripcion Trabajo:</text:span></text:p>
            </table:table-cell>
            <table:table-cell office:value-type="string">
              <text:p><text:span>No tengo trabajo 2</text:span></text:p>
            </table:table-cell>
          </table:table-row>
          <table:table-row>
            <table:table-cell office:value-type="string">
              <text:p><text:span>Correo Electronico:</text:span></text:p>
            </table:table-cell>
            <table:table-cell office:value-type="string">
              <text:p><text:span>ana39@correo.com</text:span></text:p>
            </table:table-cell>
          </table:table-row>
          <table:table-row>
            <table:table-cell office:value-type="string">
              <text:p><text:span>Tipo de Personal:</text:span></text:p>
            </table:table-cell>
            <table:table-cell office:value-type="string">
              <text:p><text:span>Persona Natural</text:span></text:p>
            </table:table-cell>
            <table:table-cell office:value-type="string">
              <text:p><text:span>Nombres y Apellidos Rep. Legal:</text:span></text:p>
            </table:table-cell>
            <table:table-cell office:value-type="string">
              <text:p><text:span>pepe 3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11-16T02:38:30.000</dc:date>
    <meta:generator>PHPWord</meta:generator>
    <meta:initial-creator/>
    <meta:creation-date>2017-11-16T02:38:30.000</meta:creation-date>
    <meta:keyword/>
    <meta:user-defined meta:name="Category"/>
    <meta:user-defined meta:name="Company"/>
    <meta:user-defined meta:name="Manager"/>
  </office:meta>
</office:document-meta>
</file>